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6.458cm"/>
    </style:style>
    <style:style style:name="co30" style:family="table-column">
      <style:table-column-properties fo:break-before="auto" style:column-width="1.905cm"/>
    </style:style>
    <style:style style:name="co31"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22" style:family="table-row">
      <style:table-row-properties style:row-height="0.894cm" fo:break-before="auto" style:use-optimal-row-height="true"/>
    </style:style>
    <style:style style:name="ro11" style:family="table-row">
      <style:table-row-properties style:row-height="1.289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2.921cm" fo:break-before="auto" style:use-optimal-row-height="true"/>
    </style:style>
    <style:style style:name="ro14" style:family="table-row">
      <style:table-row-properties style:row-height="3.21cm" fo:break-before="auto" style:use-optimal-row-height="true"/>
    </style:style>
    <style:style style:name="ro15" style:family="table-row">
      <style:table-row-properties style:row-height="2.974cm" fo:break-before="auto" style:use-optimal-row-height="true"/>
    </style:style>
    <style:style style:name="ro16" style:family="table-row">
      <style:table-row-properties style:row-height="4.053cm" fo:break-before="auto" style:use-optimal-row-height="true"/>
    </style:style>
    <style:style style:name="ro17" style:family="table-row">
      <style:table-row-properties style:row-height="3.316cm" fo:break-before="auto" style:use-optimal-row-height="true"/>
    </style:style>
    <style:style style:name="ro18" style:family="table-row">
      <style:table-row-properties style:row-height="3.263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2.422cm" fo:break-before="auto" style:use-optimal-row-height="true"/>
    </style:style>
    <style:style style:name="ro21" style:family="table-row">
      <style:table-row-properties style:row-height="1.342cm" fo:break-before="auto" style:use-optimal-row-height="true"/>
    </style:style>
    <style:style style:name="ro23" style:family="table-row">
      <style:table-row-properties style:row-height="2.131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2.08cm" fo:break-before="auto" style:use-optimal-row-height="true"/>
    </style:style>
    <style:style style:name="ro26"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11">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9"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table:table-column table:style-name="co4" table:default-cell-style-name="ce8"/>
        <table:table-column table:style-name="co5" table:default-cell-style-name="ce21"/>
        <table:table-column table:style-name="co30"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1"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11">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1cm" draw:z-index="2" draw:style-name="gr9" svg:width="6.7cm" svg:height="0.976cm" svg:x="0.406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2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フォルト設定</text:span></text:p>
          </table:table-cell>
          <table:table-cell table:number-columns-repeated="1015"/>
        </table:table-row>
        <table:table-row table:style-name="ro12">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3">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4">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1">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5">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6">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7">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4">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1">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5">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8">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8">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able:table-cell>
          <table:table-cell table:style-name="ce20"/>
          <table:table-cell table:number-columns-repeated="1014"/>
        </table:table-row>
        <table:table-row table:style-name="ro8">
          <table:table-cell table:formula="of:=ROW()-1" office:value-type="float" office:value="30">
            <text:p>30</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定</text:span></text:p>
          </table:table-cell>
          <table:table-cell table:style-name="ce20"/>
          <table:table-cell table:number-columns-repeated="1014"/>
        </table:table-row>
        <table:table-row table:style-name="ro8">
          <table:table-cell table:formula="of:=ROW()-1" office:value-type="float" office:value="31">
            <text:p>31</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定</text:span></text:p>
          </table:table-cell>
          <table:table-cell table:style-name="ce20"/>
          <table:table-cell table:number-columns-repeated="1014"/>
        </table:table-row>
        <table:table-row table:style-name="ro4">
          <table:table-cell table:formula="of:=ROW()-1" office:value-type="float" office:value="32">
            <text:p>32</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全ての報告要否が不要であるにも関わず、ありである場</text:span><text:span text:style-name="T3">合、エラーメッセージ【】を表示し、かつ登録できなくす</text:span><text:span text:style-name="T3">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9">
          <table:table-cell table:formula="of:=ROW()-1" office:value-type="float" office:value="33">
            <text:p>33</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了承報告によるアクション</text:p>
            <text:p>・開始指示によるアクション</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text:span><text:span text:style-name="T3">きな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4">
            <text:p>34</text:p>
          </table:table-cell>
          <table:table-cell office:value-type="string">
            <text:p>上位作業との連動：了承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了承報告を受領した時に、上位作業が未だ了承状態でない場合、上位作業に了承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開始指示</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指示を出した時に、上位作業が未だ開始指示を出していない場合、上位作業に開始指示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8">
            <text:p>38</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9">
            <text:p>39</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40">
            <text:p>4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41">
            <text:p>41</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4">
          <table:table-cell table:formula="of:=ROW()-1" office:value-type="float" office:value="42">
            <text:p>42</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20">
          <table:table-cell table:formula="of:=ROW()-1" office:value-type="float" office:value="43">
            <text:p>43</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4">
            <text:p>44</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5">
            <text:p>45</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6">
            <text:p>46</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20">
          <table:table-cell table:formula="of:=ROW()-1" office:value-type="float" office:value="47">
            <text:p>47</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8">
            <text:p>48</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9">
            <text:p>49</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50">
            <text:p>50</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51">
            <text:p>51</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1">
          <table:table-cell table:formula="of:=ROW()-1" office:value-type="float" office:value="52">
            <text:p>52</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3">
            <text:p>53</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4">
            <text:p>54</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6">
            <text:p>56</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7">
            <text:p>57</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9">
            <text:p>59</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60">
            <text:p>60</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61">
            <text:p>61</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62">
            <text:p>62</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3">
            <text:p>6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4">
            <text:p>64</text:p>
          </table:table-cell>
          <table:table-cell office:value-type="string">
            <text:p>マイツリー</text:p>
            <draw:frame table:end-cell-address="17作業定義詳細.I67" table:end-x="7.443cm" table:end-y="0.062cm" draw:z-index="0" draw:style-name="gr12" svg:width="18.709cm" svg:height="1.889cm" svg:x="0.434cm" svg:y="0.686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5">
            <text:p>65</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03">
          <table:table-cell table:number-columns-repeated="1024"/>
        </table:table-row>
        <table:table-row table:style-name="ro1">
          <table:table-cell table:number-columns-repeated="1024"/>
        </table:table-row>
      </table:table>
      <table:table table:name="18作業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3">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作業連絡未</text:p>
            <text:p>中断取消や保留取消なら作業中</text:p>
            <text:p>とする</text:p>
          </table:table-cell>
          <table:table-cell table:number-columns-repeated="1015"/>
        </table:table-row>
        <table:table-row table:style-name="ro22">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24">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1">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2" table:end-x="5.012cm" table:end-y="0.451cm" draw:z-index="0" draw:style-name="gr4" svg:width="16.494cm" svg:height="1.623cm" svg:x="0.218cm" svg:y="0.309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number-rows-repeated="1048526">
          <table:table-cell table:number-columns-repeated="1024"/>
        </table:table-row>
        <table:table-row table:style-name="ro1">
          <table:table-cell table:number-columns-repeated="1024"/>
        </table:table-row>
      </table:table>
      <table:table table:name="23作業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2">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2">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5">
          <table:table-cell table:formula="of:=ROW()-1" office:value-type="float" office:value="3">
            <text:p>3</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6">
            <text:p>6</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7">
            <text:p>7</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8">
            <text:p>8</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9">
            <text:p>9</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0">
            <text:p>10</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2">
          <table:table-cell table:formula="of:=ROW()-1" office:value-type="float" office:value="11">
            <text:p>11</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able:table-cell>
          <table:table-cell table:number-columns-repeated="1015"/>
        </table:table-row>
        <table:table-row table:style-name="ro3">
          <table:table-cell table:formula="of:=ROW()-1" office:value-type="float" office:value="12">
            <text:p>12</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3">
            <text:p>13</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4">
            <text:p>14</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5">
            <text:p>1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6">
            <text:p>16</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7">
            <text:p>1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8">
            <text:p>1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9">
            <text:p>1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25付帯定義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5">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7掲示板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タイトル</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機能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機能種別を表示</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5">
            <text:p>5</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3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4">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11">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draw:custom-shape table:end-cell-address="33システム設定.I20" table:end-x="6.004cm" table:end-y="0.182cm" draw:z-index="1" draw:name="吹き出し: 角を丸めた四角形 1" draw:style-name="gr2" draw:text-style-name="P3" svg:width="4.979cm" svg:height="1.207cm" svg:x="1.025cm" svg:y="0.457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text:span></text:p>
            <text:p><text:span text:style-name="T3">統合システム管理者である場合は、以下を列記</text:span></text:p>
            <text:p><text:span text:style-name="T3">人員、部署、作業場所、作業定義、作業指示、作業、掲示</text:span><text:span text:style-name="T3">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2">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11">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示、作業、掲示</text:span><text:span text:style-name="T3">板、全て</text:span></text:p>
            <text:p><text:span text:style-name="T3">統合システム管理者である場合は、以下を列記</text:span></text:p>
            <text:p><text:span text:style-name="T3">人員、部署、作業場所、作業定義、作業指示、作業、掲示</text:span><text:span text:style-name="T3">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table:number-columns-repeated="1015"/>
        </table:table-row>
        <table:table-row table:style-name="ro3">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table:number-columns-repeated="1015"/>
        </table:table-row>
        <table:table-row table:style-name="ro26">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table:number-columns-repeated="1015"/>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table:number-columns-repeated="1015"/>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table:number-columns-repeated="1015"/>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table:number-columns-repeated="1015"/>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table:number-columns-repeated="1015"/>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table:number-columns-repeated="1015"/>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table:number-columns-repeated="1015"/>
        </table:table-row>
        <table:table-row table:style-name="ro22">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table:number-columns-repeated="1015"/>
        </table:table-row>
        <table:table-row table:style-name="ro1">
          <table:table-cell/>
          <table:table-cell table:style-name="ce6">
            <draw:frame table:end-cell-address="36ログ確認.I35" table:end-x="1.591cm" table:end-y="0.177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1">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40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table:table-cell>
            <draw:custom-shape table:end-cell-address="47統合システム管理.I5" table:end-x="3.686cm" table:end-y="0.242cm" draw:z-index="0" draw:name="吹き出し: 角を丸めた四角形 1" draw:style-name="gr2" draw:text-style-name="P3" svg:width="8.261cm" svg:height="1.207cm" svg:x="0.654cm" svg:y="0.023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47統合システム管理.I13" table:end-x="2.905cm" table:end-y="0.108cm" draw:z-index="1" draw:style-name="gr18" svg:width="17.707cm" svg:height="2.561cm" svg:x="0.001cm" svg:y="0.016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顧客詳細"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9">
            <text:p>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18" table:end-x="3.255cm" table:end-y="0.434cm" draw:z-index="0" draw:style-name="gr18" svg:width="17.707cm" svg:height="2.561cm" svg:x="0.351cm" svg:y="0.342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2">2021/08/02</text:date>, <text:time>16:35:0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2T16:35:05.98</dc:date>
    <meta:editing-duration>P3DT6H13M49S</meta:editing-duration>
    <meta:editing-cycles>241</meta:editing-cycles>
    <meta:document-statistic meta:table-count="44" meta:cell-count="3934" meta:object-count="36"/>
  </office:meta>
</office:document-meta>
</file>